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Bullet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TGFLS J222557+601148</text:p>
      <text:p text:style-name="Standard"><text:span text:style-name="T1">From Wikipedia, the free encyclopedia</text:span></text:p>
      <text:p text:style-name="Standard">https://en.wikipedia.org/wiki/SSTGFLS_J222557%2B601148<text:line-break/>Licensed under CC BY-SA 3.0:<text:line-break/>https://en.wikipedia.org/wiki/Wikipedia:Text_of_Creative_Commons_Attribution-ShareAlike_3.0_Unported_License</text:p>
      <text:p text:style-name="Standard"/>
      <text:h text:style-name="Heading_20_1" text:outline-level="1">SSTGFLS J222557+601148</text:h>
      <text:list xml:id="list1941530053" text:style-name="WWNum1">
        <text:list-item>
          <text:p text:style-name="P2"><text:span text:style-name="T2">Thought to be the first supernova remnant first detected in the infrared wavelengths, the spectrum and properties of the object did not match up well with that of a typical supernova remnant, and it was reclassified as a planetary nebula in 2010.</text:span></text:p>
        </text:list-item>
        <text:list-item>
          <text:p text:style-name="P2"><text:span text:style-name="T2">SSTGFLS J222557+601148 is a planetary nebula in the constellation Cepheus.</text:span></text:p>
        </text:list-item>
      </text:list>
      <text:p text:style-name="Standard">SSTGFLS J222557+601148 is a planetary nebula in the constellation Cepheus. Located between 2000 and 3000 parsecs distant from Earth, it was originally classified in 2006 as a supernova remnant. Thought to be the first supernova remnant first detected in the infrared wavelengths, the spectrum and properties of the object did not match up well with that of a typical supernova remnant, and it was reclassified as a planetary nebula in 2010. A candidate central star has been identified, with an apparent infrared magnitude of 22.4.</text:p>
      <text:h text:style-name="Heading_20_1" text:outline-level="1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156" meta:character-count="1136" meta:non-whitespace-character-count="9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